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9" style:parent-style-name="Textbody" style:family="paragraph">
      <style:paragraph-properties fo:margin-bottom="0in"/>
      <style:text-properties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style:font-size-complex="12pt"/>
    </style:style>
    <style:style style:name="P1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3" style:parent-style-name="Textbody" style:family="paragraph">
      <style:paragraph-properties fo:margin-bottom="0in"/>
      <style:text-properties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6" style:parent-style-name="Textbody" style:family="paragraph">
      <style:paragraph-properties fo:margin-bottom="0in"/>
      <style:text-properties style:font-size-complex="12pt"/>
    </style:style>
    <style:style style:name="P27" style:parent-style-name="Textbody" style:family="paragraph">
      <style:paragraph-properties fo:margin-bottom="0in"/>
    </style:style>
  </office:automatic-styles>
  <office:body>
    <office:text text:use-soft-page-breaks="true">
      <text:p text:style-name="P1">Raspberry Pi Final Project Title</text:p>
      <text:p text:style-name="P2"/>
      <text:p text:style-name="P3">Project Team Members</text:p>
      <text:p text:style-name="P4">Name of team member 1: Ethan Dunning</text:p>
      <text:p text:style-name="P5">Name of team member 2: Matthew Mahan<text:s/></text:p>
      <text:p text:style-name="P6">Name of team member 3: Zachary Nalepa</text:p>
      <text:p text:style-name="P7"/>
      <text:p text:style-name="P8">Project Summary</text:p>
      <text:p text:style-name="P9">Briefly summarize your what your project is about.</text:p>
      <text:p text:style-name="P10"/>
      <text:p text:style-name="P11">We will be creating a theremin with two sonic sensors and a user’s hand to play at different pitches and volumes.</text:p>
      <text:p text:style-name="P12"/>
      <text:p text:style-name="P13">Goals and Objectives</text:p>
      <text:p text:style-name="P14">Briefly identify your<text:s/>project's main goals and objectives.</text:p>
      <text:p text:style-name="P15"/>
      <text:p text:style-name="P16">GPIO</text:p>
      <text:p text:style-name="P17">Briefly discuss how you plan to incorporate GPIO, an external circuit, and any other external components.</text:p>
      <text:p text:style-name="P18"/>
      <text:p text:style-name="P19">GUI</text:p>
      <text:p text:style-name="P20">Briefly discuss how you plan to integrate an intuitive GUI that will be rendered on the LCD<text:s/>touchscreen. <text:s/>Feel free to provide a mock-up.</text:p>
      <text:p text:style-name="P21"/>
      <text:p text:style-name="P22">Github Repository</text:p>
      <text:p text:style-name="P23">This project's Github repository is located at: &lt;https://github.com/EthanDunning/CSC-Final-Project&gt;</text:p>
      <text:p text:style-name="P24"/>
      <text:p text:style-name="P25">Gantt Chart</text:p>
      <text:p text:style-name="P26">Insert your project's Gantt chart here. <text:s/>Make sure to modify the spreadsheet provided. <text:s/>An easy way to insert the spreadsheet is to highlight the relevant cells in the spreadsheet, copy it to the clipboard via Ctrl+C, and paste it as a Bitmap (centered and using no wrap) via Shift+Ctrl+V. <text:s/>Feel free to briefly discuss the schedule.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Irteza Khan</meta:initial-creator>
    <dc:creator>Zachary Nalepa</dc:creator>
    <meta:creation-date>2015-08-23T19:45:00Z</meta:creation-date>
    <dc:date>2021-03-12T16:11:00Z</dc:date>
    <meta:template xlink:href="Normal" xlink:type="simple"/>
    <meta:editing-cycles>250</meta:editing-cycles>
    <meta:editing-duration>PT187650960S</meta:editing-duration>
    <meta:document-statistic meta:page-count="1" meta:paragraph-count="2" meta:word-count="172" meta:character-count="1152" meta:row-count="8" meta:non-whitespace-character-count="982"/>
  </office:meta>
</office:document-meta>
</file>